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4ebad0" officeooo:paragraph-rsid="004ebad0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50f10b" officeooo:paragraph-rsid="004cc7aa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50f10b" officeooo:paragraph-rsid="0050f10b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5df415" officeooo:paragraph-rsid="005df415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60fe3b" officeooo:paragraph-rsid="0060fe3b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line-height="100%" fo:text-align="justify" style:justify-single-word="false"/>
      <style:text-properties style:font-name="Times New Roman" fo:font-size="12pt" fo:font-style="normal" fo:font-weight="normal" officeooo:rsid="0060fe3b" officeooo:paragraph-rsid="007b43f0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2cd115" officeooo:paragraph-rsid="0096043b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2cd115" officeooo:paragraph-rsid="0027cc48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2b8fc5" officeooo:paragraph-rsid="007568cd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2b8fc5" officeooo:paragraph-rsid="0096043b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417384" officeooo:paragraph-rsid="009648f3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229e5b" officeooo:paragraph-rsid="008cfa2f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229e5b" officeooo:paragraph-rsid="006792f4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229e5b" officeooo:paragraph-rsid="008b96c9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248845" officeooo:paragraph-rsid="0072560f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329b48" officeooo:paragraph-rsid="0088474d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33338f" officeooo:paragraph-rsid="008b96c9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3729ec" officeooo:paragraph-rsid="008d9b81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3729ec" officeooo:paragraph-rsid="003729ec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41c5b3" officeooo:paragraph-rsid="007568cd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41c5b3" officeooo:paragraph-rsid="0089f63f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3adc97" officeooo:paragraph-rsid="003adc97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34ab34" officeooo:paragraph-rsid="0034ab34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34ab34" officeooo:paragraph-rsid="003dcaed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27cc48" officeooo:paragraph-rsid="0085f2ef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27cc48" officeooo:paragraph-rsid="0027cc48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50f10b" officeooo:paragraph-rsid="0050f10b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50f10b" officeooo:paragraph-rsid="006792f4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654ba6" officeooo:paragraph-rsid="00654ba6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6373e4" officeooo:paragraph-rsid="006373e4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5b1584" officeooo:paragraph-rsid="005b1584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5b1584" officeooo:paragraph-rsid="00819ba6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5515fe" officeooo:paragraph-rsid="00825b49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5515fe" officeooo:paragraph-rsid="00819ba6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1900f9" officeooo:paragraph-rsid="00819ba6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3fb5da" officeooo:paragraph-rsid="008f697d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3fb5da" officeooo:paragraph-rsid="00808f01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595f29" officeooo:paragraph-rsid="00595f29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5df415" officeooo:paragraph-rsid="00825b49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5f4c0e" officeooo:paragraph-rsid="00825b49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5c9af3" officeooo:paragraph-rsid="00825b49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4ebad0" officeooo:paragraph-rsid="00825b49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4cc7aa" officeooo:paragraph-rsid="004cc7aa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4b49e3" officeooo:paragraph-rsid="004b49e3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44957d" officeooo:paragraph-rsid="0044957d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47b6d2" officeooo:paragraph-rsid="0047b6d2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28f7f0" officeooo:paragraph-rsid="0025f6dc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28f7f0" officeooo:paragraph-rsid="0085f2ef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26fd1e" officeooo:paragraph-rsid="0085f2ef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43ef6d" officeooo:paragraph-rsid="0043ef6d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3dcaed" officeooo:paragraph-rsid="003dcaed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3d9e3d" officeooo:paragraph-rsid="003d9e3d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3bd1d7" officeooo:paragraph-rsid="003bd1d7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38fba4" officeooo:paragraph-rsid="0038fba4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37ba58" officeooo:paragraph-rsid="0037ba58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3252f9" officeooo:paragraph-rsid="003252f9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3062bc" officeooo:paragraph-rsid="00791e40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2aac0f" officeooo:paragraph-rsid="002aac0f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25f6dc" officeooo:paragraph-rsid="0025f6dc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1dffa7" officeooo:paragraph-rsid="001c4dfe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1dffa7" officeooo:paragraph-rsid="001cab67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17714f" officeooo:paragraph-rsid="006ca234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17714f" officeooo:paragraph-rsid="008b96c9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21013f" officeooo:paragraph-rsid="0082a917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21013f" officeooo:paragraph-rsid="008b96c9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1cab67" officeooo:paragraph-rsid="0069f517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1cab67" officeooo:paragraph-rsid="006e69b2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5717b4" officeooo:paragraph-rsid="007e8b35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23c198" officeooo:paragraph-rsid="006792f4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910029" officeooo:paragraph-rsid="00910029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4e6e6b" officeooo:paragraph-rsid="008b96c9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16d65e" officeooo:paragraph-rsid="007471ab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58071d" officeooo:paragraph-rsid="006792f4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1f646c" officeooo:paragraph-rsid="0082a917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3e906d" officeooo:paragraph-rsid="008f697d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normal" officeooo:rsid="003e906d" officeooo:paragraph-rsid="009802ca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line-height="150%" fo:text-align="justify" style:justify-single-word="false"/>
      <style:text-properties style:font-name="Times New Roman" fo:font-size="12pt" fo:font-style="normal" fo:font-weight="bold" officeooo:rsid="001af7de" officeooo:paragraph-rsid="001af7de" style:font-size-asian="12pt" style:font-style-asian="normal" style:font-weight-asian="bold" style:font-size-complex="12pt" style:font-style-complex="normal" style:font-weight-complex="bold"/>
    </style:style>
    <style:style style:name="P78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17760c" officeooo:paragraph-rsid="0017760c" style:font-size-asian="12pt" style:font-size-complex="12pt"/>
    </style:style>
    <style:style style:name="P79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192c66" officeooo:paragraph-rsid="00192c66" style:font-size-asian="12pt" style:font-size-complex="12pt"/>
    </style:style>
    <style:style style:name="P80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27cc48" officeooo:paragraph-rsid="006ca234" style:font-size-asian="12pt" style:font-size-complex="12pt"/>
    </style:style>
    <style:style style:name="P81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1dffa7" officeooo:paragraph-rsid="001dffa7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1c4dfe" officeooo:paragraph-rsid="001c4dfe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line-height="150%" fo:text-align="justify" style:justify-single-word="false"/>
      <style:text-properties style:font-name="Times New Roman" fo:font-size="15pt" fo:font-style="normal" fo:font-weight="bold" officeooo:rsid="003e906d" officeooo:paragraph-rsid="009802ca" style:font-size-asian="15pt" style:font-style-asian="normal" style:font-weight-asian="bold" style:font-size-complex="15pt" style:font-style-complex="normal" style:font-weight-complex="bold"/>
    </style:style>
    <style:style style:name="P84" style:family="paragraph" style:parent-style-name="Standard">
      <style:paragraph-properties fo:line-height="150%" fo:text-align="justify" style:justify-single-word="false"/>
      <style:text-properties style:font-name="Times New Roman" fo:font-size="15pt" fo:font-style="normal" fo:font-weight="normal" officeooo:rsid="003e906d" officeooo:paragraph-rsid="009802ca" style:font-size-asian="15pt" style:font-style-asian="normal" style:font-weight-asian="normal" style:font-size-complex="15pt" style:font-style-complex="normal" style:font-weight-complex="normal"/>
    </style:style>
    <style:style style:name="P85" style:family="paragraph" style:parent-style-name="Standard">
      <style:paragraph-properties fo:line-height="150%" fo:text-align="justify" style:justify-single-word="false" fo:break-before="page"/>
      <style:text-properties style:font-name="Times New Roman" fo:font-size="12pt" fo:font-style="normal" fo:font-weight="normal" officeooo:rsid="0027cc48" officeooo:paragraph-rsid="0027cc48" style:font-size-asian="12pt" style:font-style-asian="normal" style:font-weight-asian="normal" style:font-size-complex="12pt" style:font-style-complex="normal" style:font-weight-complex="normal"/>
    </style:style>
    <style:style style:name="P86" style:family="paragraph" style:parent-style-name="Header">
      <style:paragraph-properties fo:text-align="end" style:justify-single-word="false"/>
      <style:text-properties officeooo:rsid="009648f3" officeooo:paragraph-rsid="009648f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bold" officeooo:rsid="001c4dfe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dffa7" style:font-style-asian="normal" style:font-style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1013f" style:font-weight-asian="bold" style:font-weight-complex="bold"/>
    </style:style>
    <style:style style:name="T11" style:family="text">
      <style:text-properties fo:font-weight="bold" officeooo:rsid="003a67ba" style:font-weight-asian="bold" style:font-weight-complex="bold"/>
    </style:style>
    <style:style style:name="T12" style:family="text">
      <style:text-properties fo:font-weight="bold" officeooo:rsid="0044957d" style:font-weight-asian="bold" style:font-weight-complex="bold"/>
    </style:style>
    <style:style style:name="T13" style:family="text">
      <style:text-properties fo:font-weight="bold" officeooo:rsid="0049720b" style:font-weight-asian="bold" style:font-weight-complex="bold"/>
    </style:style>
    <style:style style:name="T14" style:family="text">
      <style:text-properties fo:font-weight="bold" officeooo:rsid="004a8e1c" style:font-weight-asian="bold" style:font-weight-complex="bold"/>
    </style:style>
    <style:style style:name="T15" style:family="text">
      <style:text-properties fo:font-weight="bold" officeooo:rsid="0051e432" style:font-weight-asian="bold" style:font-weight-complex="bold"/>
    </style:style>
    <style:style style:name="T16" style:family="text">
      <style:text-properties fo:font-weight="bold" officeooo:rsid="001c4dfe" style:font-weight-asian="bold" style:font-weight-complex="bold"/>
    </style:style>
    <style:style style:name="T17" style:family="text">
      <style:text-properties fo:font-weight="bold" officeooo:rsid="001dffa7" style:font-weight-asian="bold" style:font-weight-complex="bold"/>
    </style:style>
    <style:style style:name="T18" style:family="text">
      <style:text-properties fo:font-weight="bold" officeooo:rsid="0050f10b" style:font-weight-asian="bold" style:font-weight-complex="bold"/>
    </style:style>
    <style:style style:name="T19" style:family="text">
      <style:text-properties officeooo:rsid="0021013f"/>
    </style:style>
    <style:style style:name="T20" style:family="text">
      <style:text-properties officeooo:rsid="003a67ba"/>
    </style:style>
    <style:style style:name="T21" style:family="text">
      <style:text-properties officeooo:rsid="003bee06"/>
    </style:style>
    <style:style style:name="T22" style:family="text">
      <style:text-properties officeooo:rsid="0041d7b9"/>
    </style:style>
    <style:style style:name="T23" style:family="text">
      <style:text-properties officeooo:rsid="0044957d"/>
    </style:style>
    <style:style style:name="T24" style:family="text">
      <style:text-properties officeooo:rsid="0047b6d2"/>
    </style:style>
    <style:style style:name="T25" style:family="text">
      <style:text-properties officeooo:rsid="004b49e3"/>
    </style:style>
    <style:style style:name="T26" style:family="text">
      <style:text-properties officeooo:rsid="0050f10b"/>
    </style:style>
    <style:style style:name="T27" style:family="text">
      <style:text-properties officeooo:rsid="0051e432"/>
    </style:style>
    <style:style style:name="T28" style:family="text">
      <style:text-properties officeooo:rsid="001dffa7"/>
    </style:style>
    <style:style style:name="T29" style:family="text">
      <style:text-properties officeooo:rsid="009802c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5"/>
      <text:p text:style-name="P83"><text:span text:style-name="T29">Referências: </text:span></text:p>
      <text:p text:style-name="P84"/>
      <text:p text:style-name="P76">ANDALAFT, Rogerio Braga. <text:span text:style-name="T9">Mecanismo fisiopatológicos das arritmias cardíacas, </text:span>2012. Acesso em: 01 nov. 2019.</text:p>
      <text:p text:style-name="P36"/>
      <text:p text:style-name="P12"><text:span text:style-name="T26">ALMEIDA, Dirceu Rodrigues. Insuficiência cardíaca na doença de chagas. </text:span><text:span text:style-name="T18">Revista da Sociedade de Cardiologia do Rio Grande do Sul,</text:span><text:span text:style-name="T26"> n. 3. 2004. Acesso em: 14 nov. 2019.</text:span></text:p>
      <text:p text:style-name="P12"/>
      <text:p text:style-name="P18">ARMSTRONG, Gyp P. Insuficiência aórtica. <text:span text:style-name="T9">Manual MSD Versão para Profissionais de Saúde,</text:span> 2018. Acesso em: 28 nov. 2019.</text:p>
      <text:p text:style-name="P18"/>
      <text:p text:style-name="P12">ALBUQUERQUE, D. C.; SPINETI, P. P. M. <text:span text:style-name="T19">Manual de insuficiência cardíaca. </text:span><text:span text:style-name="T10">Sociedade de Cardiologia do Estado do Rio de Janeiro</text:span><text:span text:style-name="T19">, 2019. Acesso em: 21 nov. 2019.</text:span></text:p>
      <text:p text:style-name="P13"/>
      <text:p text:style-name="P20">ANDRADE, Luiz Carlos V. <text:span text:style-name="T9">Boas práticas clínicas em cardiologia: fibrilação atrial. </text:span><text:span text:style-name="T22">Acesso em: 01 nov 2019.</text:span></text:p>
      <text:p text:style-name="P20"/>
      <text:p text:style-name="P9">ASSEF, Abdol Hakim. Angina estável. <text:span text:style-name="T9">Curso Nacional de Reciclagem em Cardiologia da Região Sul,</text:span> Paraná, 2007. Acesso em : 26 nov. 2019.</text:p>
      <text:p text:style-name="P9"/>
      <text:p text:style-name="P73">BAENA, C. <text:span text:style-name="T1">et al. </text:span>Tendência de mortalidade por infarto agudo do miocárdio em Curitiba PR no período de 1998 a 2009.<text:span text:style-name="T9"> Arquivos Brasileiros de Cardiologia,</text:span> v. 98, São Paulo, 2012. Acesso em: 25 nov. 2019.</text:p>
      <text:p text:style-name="P73"/>
      <text:p text:style-name="P16"><text:soft-page-break/>BREIGEIRON, M. <text:span text:style-name="T1">et al. </text:span>Estenose aórtica: tecnologias de intervenção multidisciplinar. <text:span text:style-name="T9">Revista da Sociedade de Cardiologia do Estado do Rio Grande do Sul,</text:span> 28ª ed. 2015. Acesso em: 28 nov. 2019.</text:p>
      <text:p text:style-name="P16"/>
      <text:p text:style-name="P74">BITTENCOURT, Marcelo Imbroinise. Manual de insufi<text:span text:style-name="T19">c</text:span>iência cardíaca. <text:span text:style-name="T9">Sociedade de Cardiologia do Estado do Rio de Janeiro</text:span>, <text:span text:style-name="T19">2019. Acesso; 21 nov. 2019.</text:span></text:p>
      <text:p text:style-name="P64"/>
      <text:p text:style-name="P73"/>
      <text:p text:style-name="P15">BAKRIS, Georg L. Hipertensão arterial. <text:span text:style-name="T9">Manual MSD Versão Saúde para a Família</text:span>, 2018. Acesso em: 21 nov. 2019</text:p>
      <text:p text:style-name="P15"/>
      <text:p text:style-name="P72">BARBOSA, Marcia. Endocardite infecciosa: perfil clínico em evolução.<text:span text:style-name="T9"> Arquivos Brasileiros de Cardiologia</text:span>, v. 83, n. 3, 2004. Acesso em: 20 de nov. 2019.</text:p>
      <text:p text:style-name="P72"/>
      <text:p text:style-name="P71">BAFFA, Jeanne Marie. Visão geral das anomalias cardiovasculares congênitas. <text:span text:style-name="T9">Manual MSD Versão para Profissionais de Saúde</text:span>, 2018. Acesso em: 03 nov. 2019.</text:p>
      <text:p text:style-name="P71"/>
      <text:p text:style-name="P80"><text:span text:style-name="T6">BORGES, Eurival Soares. </text:span><text:span text:style-name="T4">Insuficiência coronariana</text:span><text:span text:style-name="T6">, p. 116. Acesso em: 22 nov. 2019.</text:span></text:p>
      <text:p text:style-name="P62"/>
      <text:p text:style-name="P70">CASTRO, Renato Barroso. Edema pulmonar agudo. <text:span text:style-name="T9">Simpósio: Urgência e Emergências</text:span> <text:span text:style-name="T9">Cardiológicas capítulo VI, </text:span>Ribeirão Preto, 2003. Acesso em: 04 nov. 2019.</text:p>
      <text:p text:style-name="P62"/>
      <text:p text:style-name="P69">CARVALHO, A. <text:span text:style-name="T1">et al. </text:span>Manual de orientação clinica hipertensão arterial sistêmica (HAS). <text:span text:style-name="T9">Secretaria do Estado da Saúde de São Paulo</text:span>, 2011. Acesso em: 20 nov. 2019.</text:p>
      <text:p text:style-name="P69"><text:soft-page-break/></text:p>
      <text:p text:style-name="P78"><text:span text:style-name="T6">CARVALHO, A. </text:span><text:span text:style-name="T3">et al. </text:span><text:span text:style-name="T6">Endocardite infecciosa: Definição diagnóstica e terapêutica pela ecocardiografia. </text:span><text:span text:style-name="T4">Revista Brasileira Ecocardiografia Imagem Cardiovascular, </text:span><text:span text:style-name="T6">Rio de Janeiro, v. 26, n. 1, p. 50 – 51, 2013. Acesso em: 14 out. 2019.</text:span></text:p>
      <text:p text:style-name="P78"><text:span text:style-name="T6"/></text:p>
      <text:p text:style-name="P11">CECIL, Goldman. <text:span text:style-name="T9">Medicina interna,</text:span> v. 1, 14ª ed. São Paulo, 2014. Acesso em: 01 nov. 2019.</text:p>
      <text:p text:style-name="P11"/>
      <text:p text:style-name="P66">CHIARELLO, B.; DRIUSSO, P.; RADL, A. L. M. <text:span text:style-name="T9">Fisioterapia reumatológica.</text:span> 1 ed. 1994. Acesso em: 10 nov. 2019.</text:p>
      <text:p text:style-name="P66"/>
      <text:p text:style-name="P10">CESAR, L. <text:span text:style-name="T1">et al. </text:span>Diretriz de doença coronária estável. <text:span text:style-name="T9">Arquivos Brasileiros de Cardiologia, </text:span>v. 103, n. 2, supl. 2, Rio de Janeiro, 2014. Acesso em: 26 nov. 2019.</text:p>
      <text:p text:style-name="P10"/>
      <text:p text:style-name="P7">GOLDMAN, L. <text:span text:style-name="T1">et al.</text:span><text:span text:style-name="T2"> </text:span><text:span text:style-name="T9">Cecil Medicina.</text:span> 23ª ed. Rio de Janeiro, 2011. Acesso em: 26 nov. 2019.</text:p>
      <text:p text:style-name="P68">DEEN, Cody. Infarto do miocárdio sem supradesnivelamento do segmento st, 2018. Acesso em: 25 nov. 2019.</text:p>
      <text:p text:style-name="P68"/>
      <text:p text:style-name="P67">DIRETRIZ BRASILEIRA. Insuficiência cardíaca crônica e aguda. <text:span text:style-name="T17">Arquivos Brasileiros de Cardiologia,</text:span><text:span text:style-name="T28"> v.111, n. 3, p. 436 – 539, Rio de Janeiro, 2018. Acesso em: 19 nov. 2019.</text:span></text:p>
      <text:p text:style-name="P67"/>
      <text:p text:style-name="P14">GARCIA, M. I.; LIMA, R. S. L. <text:span text:style-name="T19">Manual de insuficiência cardíaca. </text:span><text:span text:style-name="T10">Sociedade de Cardiologia do Estado do Rio de Janeiro</text:span><text:span text:style-name="T19">, 2019. Acesso em: 21 nov. 2019.</text:span></text:p>
      <text:p text:style-name="P14"/>
      <text:p text:style-name="P17">HAMMES, Jean André. Valvulopatia aórtica. <text:span text:style-name="T9">Hospital Santa Casa de Curitiba,</text:span> 2016. Acesso em: 28 nov. 2019.</text:p>
      <text:p text:style-name="P65"/>
      <text:p text:style-name="P63"><text:soft-page-break/>HOLANDA, L. <text:span text:style-name="T1">et al.</text:span><text:span text:style-name="T2"> </text:span><text:span text:style-name="T9">Evolução </text:span><text:span text:style-name="T16">h</text:span><text:span text:style-name="T9">ospitalar de </text:span><text:span text:style-name="T16">p</text:span><text:span text:style-name="T9">acientes com </text:span><text:span text:style-name="T16">e</text:span><text:span text:style-name="T9">ndocardite </text:span><text:span text:style-name="T16">i</text:span><text:span text:style-name="T9">nfecciosa em </text:span><text:span text:style-name="T16">h</text:span><text:span text:style-name="T9">ospital </text:span><text:span text:style-name="T16">p</text:span><text:span text:style-name="T9">úblico de </text:span><text:span text:style-name="T16">b</text:span><text:span text:style-name="T9">elém,</text:span> Pará – Brasil, v. 28, n. 6, p. 496 – 503, 2015. Acesso em: 14 out. 2019.</text:p>
      <text:p text:style-name="P63"/>
      <text:p text:style-name="P79"><text:span text:style-name="T6">LOPES, Jorge.</text:span><text:span text:style-name="T4"> Educação e </text:span><text:span text:style-name="T5">b</text:span><text:span text:style-name="T4">iossegurança. </text:span><text:span text:style-name="T6">2 ed. São Paulo, 2013. Acesso em: 13 nov. 2019.</text:span></text:p>
      <text:p text:style-name="P77"/>
      <text:p text:style-name="P82"><text:span text:style-name="T7">PEIXOTO, A. </text:span><text:span text:style-name="T1">et al. </text:span><text:span text:style-name="T7">Febre reumática: revisão sistemática. </text:span><text:span text:style-name="T4">Revista da Sociedade Brasileira de Clínica Médica</text:span><text:span text:style-name="T7">, v. 9, n. 3, p. 234 – 238, São Paulo, 2011. Acesso em: 10 nov. 2019.</text:span></text:p>
      <text:p text:style-name="P60"/>
      <text:p text:style-name="P81"><text:span text:style-name="T8">T</text:span><text:span text:style-name="T7">AVARES, L. </text:span><text:span text:style-name="T1">et al. </text:span><text:span text:style-name="T7">Epidemiologia da insuficiência cardíaca descompensada em niterói. </text:span><text:span text:style-name="T4">Arquivos</text:span><text:span text:style-name="T7"> </text:span><text:span text:style-name="T4">Brasileiros de Cardiologia</text:span><text:span text:style-name="T7">, v.82, n.2, p. 121 – 124, Rio de Janeiro, 2004. Acesso em: 19 nov. 2019.</text:span></text:p>
      <text:p text:style-name="P61"/>
      <text:p text:style-name="P59">OIGMAN, Wille. Sinais e sintomas em hipertensão arterial. <text:span text:style-name="T9">Jornal Brasileiro de Medicina</text:span>, v. 102, n. 5, 2014. Acesso em: 21 nov 2019.</text:p>
      <text:p text:style-name="P47"/>
      <text:p text:style-name="P58">SILVA, R. <text:span text:style-name="T1">et al. </text:span>Abordagem das síndromes coronarianas agudas: aspectos epidemiológicos e análise da aplicação das diretrizes. Revista da Sociedade de Cardiologia do Estado do Rio de Janeiro, v. 22, n. 6, p. 356 – 364, 2019. Acesso em: 22 nov. 2019.</text:p>
      <text:p text:style-name="P8"/>
      <text:p text:style-name="P56">PORTO, Celmo Celeno. <text:span text:style-name="T9">Vademecum de clínica médica</text:span>. 3ª ed. Rio de Janeiro: editora guanabara koogan, 2010. Acesso em: 26 nov. 2019.</text:p>
      <text:p text:style-name="P56"/>
      <text:p text:style-name="P57">TARASOUTCHI, F. <text:span text:style-name="T1">et al. </text:span>Diretriz brasileira de valvopatias – SBC 2011 / I diretriz interamericana de valvopatias – SIAC 2011<text:span text:style-name="T9">. Arquivos Brasileiros de Cardiologia, </text:span>v. 97, n. 5, supl. 1, p. 01-67, São Paulo, 2011. Acesso em: 26 nov. 2019.</text:p>
      <text:p text:style-name="P57"/>
      <text:p text:style-name="P56"><text:soft-page-break/>TARASOUTCHI, F. <text:span text:style-name="T1">et al. </text:span>Atualização das diretrizes brasileiras de valvopatias: abordagem das lesões anatomicamente importantes. <text:span text:style-name="T9">Arquivos Brasileiros de Cardiologia,</text:span> 2017. Acesso em: 26 nov. 2019.</text:p>
      <text:p text:style-name="P56"/>
      <text:p text:style-name="P23">LIZANDRA, Silveira. Estenose aórtica: revisando etiologia, fisiopatologia e sinais clínicos.<text:span text:style-name="T9"> Revista Uniplac</text:span>, v. 6, n. 1, 2018. Acesso em: 28 nov. 2019. </text:p>
      <text:p text:style-name="P23"/>
      <text:p text:style-name="P19">REIS, M. <text:span text:style-name="T1">et al. </text:span>Efeitos da fisioterapia cardiovascular em pacientes submetido a valvoplastia aórtica: estudo de caso. <text:span text:style-name="T9">Fisioterapia em Movimento, </text:span>Curitiba, v. 19, n. 1, p. 25 – 34, 2006. Acesso em: 28 nov 2019.</text:p>
      <text:p text:style-name="P19"/>
      <text:p text:style-name="P55">PIRES, Antonio Manuel. <text:span text:style-name="T9">Estenose valvular pulmonar. </text:span>2018. Acesso em: 28 nov. 2019.</text:p>
      <text:p text:style-name="P55"/>
      <text:p text:style-name="P54">MELO, Allber<text:span text:style-name="T20">to Eustáquio Caldeira. Valvopatias – </text:span><text:span text:style-name="T11">Estenose e insuficiência da válvula pulmonar,</text:span><text:span text:style-name="T20"> 2019. Acesso em: 28 nov. 2019.</text:span></text:p>
      <text:p text:style-name="P54"/>
      <text:p text:style-name="P22">SETUBAL, José Luiz Egydio. <text:span text:style-name="T9">Estenose pulmonar valvar,</text:span> 2019. Acesso em: 01 nov. 2019.</text:p>
      <text:p text:style-name="P22"/>
      <text:p text:style-name="P53">MITCHELL, L. Brent. Considerações gerais sobre arritmias cardíacas. Manual MSD Versão Sa<text:span text:style-name="T21">ú</text:span>de para a Família, 2017. <text:span text:style-name="T21">Acesso em: 01 nov. 2019.</text:span></text:p>
      <text:p text:style-name="P53"/>
      <text:p text:style-name="P52">GONÇALVES, Carolina. <text:span text:style-name="T9">Arritmias cardíacas causam 320 mil mortes súbitas por ano, alerta entidade,</text:span> 2016. Acesso em: 01 nov. 2019.</text:p>
      <text:p text:style-name="P51"/>
      <text:p text:style-name="P51">THOME, Hugo.<text:span text:style-name="T9"> Arritmias cardíacas: causa e fatores de risco, </text:span>2019. Acesso em: 01 nov. 2019.</text:p>
      <text:p text:style-name="P24"/>
      <text:p text:style-name="P50"><text:soft-page-break/>RODRIGUES, T. <text:span text:style-name="T1">et al. </text:span>Aspectos epidemiológicos, etiologia e classificação da fibrilação atrial. <text:span text:style-name="T9">Jornal de </text:span><text:span text:style-name="T13">A</text:span><text:span text:style-name="T9">rritmias </text:span><text:span text:style-name="T13">C</text:span><text:span text:style-name="T9">ardíacas,</text:span> v 12, n. 4, 1999. Acesso em: 01 nov. 2019.</text:p>
      <text:p text:style-name="P50"/>
      <text:p text:style-name="P21">MEDTRONIC, <text:span text:style-name="T9">O que é taquicardia? Ritmo cardíaco acelerado</text:span>, 2019. Acesso em: 01 nov. 2019.</text:p>
      <text:p text:style-name="P21"/>
      <text:p text:style-name="P49">MALACHIAS, M. <text:span text:style-name="T1">et al. </text:span>7ª Diretriz brasileira de hipertensão arterial. <text:span text:style-name="T9">Sociedade Brasileira de Cardiologia,</text:span> v. 107, n. 3, supl. 3, 2016. Acesso em: 22 nov. 2019.</text:p>
      <text:p text:style-name="P25"/>
      <text:p text:style-name="P48">MEDTRONIC. <text:span text:style-name="T9">Doença arterial coronariana,</text:span> São Paulo, 2018. Acesso em: 22 nov. 2019.</text:p>
      <text:p text:style-name="P48"/>
      <text:p text:style-name="P45">MITCHELL, L. Brent. Fibrilação atrial e flutter atrial. <text:span text:style-name="T9">Manual MSD Versão Saúde para a </text:span><text:span text:style-name="T13">F</text:span><text:span text:style-name="T9">amília,</text:span> 2017. Acesso em: 0<text:span text:style-name="T25">3</text:span> nov. 2019.</text:p>
      <text:p text:style-name="P45"/>
      <text:p text:style-name="P46">MITCHELL, L. Brent. Taquicardia ventricular. <text:span text:style-name="T12">Manual MSD Versão Saúde para a </text:span><text:span text:style-name="T14">F</text:span><text:span text:style-name="T12">amília,</text:span><text:span text:style-name="T23"> 2017. Acesso em: 03 nov. 2019.</text:span></text:p>
      <text:p text:style-name="P45"/>
      <text:p text:style-name="P44">MITCHELL, L. Brent. Fibrilação ventricular. <text:span text:style-name="T12">Manual MSD Versão Saúde para a </text:span><text:span text:style-name="T14">F</text:span><text:span text:style-name="T12">amília,</text:span><text:span text:style-name="T23"> 2017. Acesso em: 0</text:span>3<text:span text:style-name="T23"> nov. 2019.</text:span></text:p>
      <text:p text:style-name="P44"/>
      <text:p text:style-name="P43">SETÚBAL, José Luiz Egydio. Cardiopatia congênita. <text:span text:style-name="T9">Hospital Infantil Sabará todos os Direitos Reservados</text:span>, São Paulo, 2019. <text:s/>Acesso em: 03 nov. 2019.</text:p>
      <text:p text:style-name="P43"/>
      <text:p text:style-name="P27">CARVALHO, N. <text:span text:style-name="T1">et al. </text:span><text:span text:style-name="T9">Manual de atendimento a pacientes com doença de chagas – atenção básica.</text:span> São Paulo, 2015. Acesso em: 14 nov. 2019.</text:p>
      <text:p text:style-name="P27"/>
      <text:p text:style-name="P42"><text:soft-page-break/>MORAES, E. <text:span text:style-name="T1">et al. </text:span>Prevalência de bloqueios atrioventriculares em pacientes da atenção básica de saúde: analise por telemedicina. <text:span text:style-name="T9">Relampa, Rev. Lat-Am. Marcapasso Arritm,</text:span> v. 29, n. 1, p. 12 – 15, 2016. Acesso em: 03 nov. 2019.</text:p>
      <text:p text:style-name="P42"/>
      <text:p text:style-name="P41">MARTINS, Wolney de Andrade. <text:span text:style-name="T24"><text:s/></text:span><text:span text:style-name="T12">Manual MSD Versão Saúde para a </text:span><text:span text:style-name="T14">F</text:span><text:span text:style-name="T12">amília,</text:span><text:span text:style-name="T23"> 2017. Acesso em: 03 nov. 2019.</text:span></text:p>
      <text:p text:style-name="P41"/>
      <text:p text:style-name="P40">MACIEL, Marcus Vinícius de Andrade. Insuficiência cardíaca: Edema agudo de pulmão. <text:span text:style-name="T9">Diretriz da Sociedade Brasileira de Cardiologia para Gravidez na Mulher Portadora de Cardiopatia</text:span>, v. 93, 6 supl 1, p. 110 – 178, Porto Alegre, 2009. Acesso em: 16 nov. 2019.</text:p>
      <text:p text:style-name="P40"/>
      <text:p text:style-name="P33">MIRANDA, Lázaro Fernandes. <text:span text:style-name="T9">Infarto agudo do miocárdio com supra do segmento st. Hands On,</text:span> n. 05, 2011. Acesso em: 25 nov. 2019.</text:p>
      <text:p text:style-name="P33"/>
      <text:p text:style-name="P39">MUTIRÃO DO CORAÇÃO. <text:span text:style-name="T9">Cartilha de prevenção cardiovascular</text:span>. Acesso em: 03 nov. 2019.</text:p>
      <text:p text:style-name="P39"/>
      <text:p text:style-name="P38">OLIVEIRA, Ricardo. Abordagem aos pacientes com síndromes coronarianas agudas. <text:span text:style-name="T9">Secretaria de Estado da Saúde do Espírito Santo</text:span>. 2018. Acesso em: 23 nov. 2019.</text:p>
      <text:p text:style-name="P38"/>
      <text:p text:style-name="P37">PORTO, Celmo Celeno. <text:span text:style-name="T9">Semiologia Médica, </text:span>7ª ed. Rio de Janeiro, 2014. Acesso em: 01 nov. 2019.</text:p>
      <text:p text:style-name="P31"/>
      <text:p text:style-name="P35">SALGADO, A. <text:span text:style-name="T1">et al</text:span>. Endocardite infecciosa: O que mudou na última década? <text:s/><text:span text:style-name="T9">Revista Hupe, </text:span>Rio de Janeiro, v. 12, supl. 1, p. 100 – 109, 2013. Acesso em 13 nov. 2019.</text:p>
      <text:p text:style-name="P34"/>
      <text:p text:style-name="P32">SALLES, A. <text:span text:style-name="T1">et al. </text:span>Síndrome coronariana aguda sem elevação do segmento st – angina instável e infarto agudo sem supradesnível de st. Revista do Hospital Universidade Pedro Ernesto, 2008. Acesso em: 23 nov. 2019.</text:p>
      <text:p text:style-name="P32"><text:soft-page-break/></text:p>
      <text:p text:style-name="P30">SOUZA, F.<text:span text:style-name="T1"> et al. </text:span>Avaliação do prognóstico na cardiomiopatia chagásica através do teste cardiopulmonar de exercício. <text:span text:style-name="T9">Jornal Internacional Cardiovascular de Ciências,</text:span> v. 28, n. 6, p. 440 – 450, Rio de Janeiro, 2015. Acesso em: 14 nov. 2019.</text:p>
      <text:p text:style-name="P30"/>
      <text:p text:style-name="P29">WARNICA, James Wayne. Infarto agudo do miocárdio.<text:span text:style-name="T9"> Manual MSD Versão para Profissionais de Saúde,</text:span> 2016. Acesso em: 04 dez. 2019.</text:p>
      <text:p text:style-name="P29"/>
      <text:p text:style-name="P28">ZANCANER, L. <text:span text:style-name="T1">et al. </text:span><text:span text:style-name="T27">Edema agudo de pulmão na sala de urgência. </text:span><text:span text:style-name="T15">Revista Qualidade HC,</text:span><text:span text:style-name="T27"> Ribeirão Preto, 2017. Acesso em: 16 nov 2019.</text:span></text:p>
      <text:p text:style-name="P28"/>
      <text:p text:style-name="P85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9648f3" officeooo:paragraph-rsid="009648f3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9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15:08:50.521037440</meta:creation-date>
    <dc:date>2019-12-05T14:21:45.779833185</dc:date>
    <meta:editing-duration>PT4H14M18S</meta:editing-duration>
    <meta:editing-cycles>118</meta:editing-cycles>
    <meta:generator>LibreOffice/6.0.7.3$Linux_X86_64 LibreOffice_project/00m0$Build-3</meta:generator>
    <meta:document-statistic meta:table-count="0" meta:image-count="0" meta:object-count="0" meta:page-count="9" meta:paragraph-count="64" meta:word-count="1422" meta:character-count="8970" meta:non-whitespace-character-count="7590"/>
  </office:meta>
</office:document-meta>
</file>